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0dccb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7b254" officeooo:paragraph-rsid="0077b25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5d7456"/>
    </style:style>
    <style:style style:name="T2" style:family="text">
      <style:text-properties officeooo:rsid="004cf78d"/>
    </style:style>
    <style:style style:name="T3" style:family="text">
      <style:text-properties officeooo:rsid="00551cd5"/>
    </style:style>
    <style:style style:name="T4" style:family="text">
      <style:text-properties officeooo:rsid="0051b76c"/>
    </style:style>
    <style:style style:name="T5" style:family="text">
      <style:text-properties officeooo:rsid="005b5db3"/>
    </style:style>
    <style:style style:name="T6" style:family="text">
      <style:text-properties officeooo:rsid="005f591c"/>
    </style:style>
    <style:style style:name="T7" style:family="text">
      <style:text-properties officeooo:rsid="0060dccb"/>
    </style:style>
    <style:style style:name="T8" style:family="text">
      <style:text-properties officeooo:rsid="00619fe4"/>
    </style:style>
    <style:style style:name="T9" style:family="text">
      <style:text-properties officeooo:rsid="0061f7ae"/>
    </style:style>
    <style:style style:name="T10" style:family="text">
      <style:text-properties officeooo:rsid="006476a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99d87" style:font-weight-asian="bold" style:font-weight-complex="bold"/>
    </style:style>
    <style:style style:name="T13" style:family="text">
      <style:text-properties fo:font-weight="bold" officeooo:rsid="006a90d1" style:font-weight-asian="bold" style:font-weight-complex="bold"/>
    </style:style>
    <style:style style:name="T14" style:family="text">
      <style:text-properties officeooo:rsid="0067f5c5"/>
    </style:style>
    <style:style style:name="T15" style:family="text">
      <style:text-properties officeooo:rsid="0069081d"/>
    </style:style>
    <style:style style:name="T16" style:family="text">
      <style:text-properties officeooo:rsid="00699d87"/>
    </style:style>
    <style:style style:name="T17" style:family="text">
      <style:text-properties officeooo:rsid="006a90d1"/>
    </style:style>
    <style:style style:name="T18" style:family="text">
      <style:text-properties officeooo:rsid="00702a5a"/>
    </style:style>
    <style:style style:name="T19" style:family="text">
      <style:text-properties officeooo:rsid="0071cc0d"/>
    </style:style>
    <style:style style:name="T20" style:family="text">
      <style:text-properties officeooo:rsid="007475a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f154" style:font-weight-asian="normal" style:font-weight-complex="normal"/>
    </style:style>
    <style:style style:name="T23" style:family="text">
      <style:text-properties officeooo:rsid="007950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01/<text:span text:style-name="T6">25</text:span>– MONTAG</text:p>
          </table:table-cell>
          <table:table-cell table:style-name="Table1.A2" office:value-type="string">
            <text:p text:style-name="P17"><text:span text:style-name="T11">CISCO:</text:span> <text:span text:style-name="T15">Chapter</text:span> <text:span text:style-name="T7">2 + 3 gelesen und</text:span></text:p>
            <text:p text:style-name="P18">Examen 2 + 3 durchlaufen</text:p>
            <text:p text:style-name="P18">(83,7%) + (63%).</text:p>
            <text:p text:style-name="P19"><text:span text:style-name="T11">HELPDESK:</text:span> Arbeitsplatz nach Umzug einer Arbeitskollegin in Gebäude GE eingerichtet.</text:p>
            <text:p text:style-name="P19"><text:span text:style-name="T11">AZUBIRUNDE:</text:span> Nichts <text:span text:style-name="T14">N</text:span>ennenswertes.</text:p>
          </table:table-cell>
          <table:table-cell table:style-name="Table1.A2" office:value-type="string">
            <text:p text:style-name="P6">0<text:span text:style-name="T8">658</text:span> – 15<text:span text:style-name="T4">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6">26</text:span> – DIENSTAG</text:p>
          </table:table-cell>
          <table:table-cell table:style-name="Table1.A2" office:value-type="string">
            <text:p text:style-name="P20"><text:span text:style-name="T11">CISCO:</text:span> <text:span text:style-name="T16">Chapter</text:span> 4 gelesen.</text:p>
            <text:p text:style-name="P21"><text:span text:style-name="T13">SONSTIGES:</text:span><text:span text:style-name="T17"> </text:span>Bibliothek ausgeräumt.</text:p>
          </table:table-cell>
          <table:table-cell table:style-name="Table1.A2" office:value-type="string">
            <text:p text:style-name="P7">0<text:span text:style-name="T9">700</text:span> – <text:span text:style-name="T10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2">27</text:span> – MITTWOCH</text:p>
          </table:table-cell>
          <table:table-cell table:style-name="Table1.A2" office:value-type="string">
            <text:p text:style-name="P22"><text:span text:style-name="T11">CISCO</text:span><text:span text:style-name="T12">:</text:span> <text:span text:style-name="T17">Chapter</text:span> 4 wiederholt.</text:p>
            <text:p text:style-name="P22"><text:span text:style-name="T16">Chapter</text:span> 4 Test durchlaufen.</text:p>
            <text:p text:style-name="P22"><text:span text:style-name="T13">SONSTIGES:</text:span><text:span text:style-name="T17"> </text:span>Präsentation gearbeitet.</text:p>
            <text:p text:style-name="P23">Hardware der Bibliothek ausgesondert.</text:p>
          </table:table-cell>
          <table:table-cell table:style-name="Table1.A2" office:value-type="string">
            <text:p text:style-name="P9">0<text:span text:style-name="T10">659</text:span> – <text:span text:style-name="T10">1527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2">28</text:span> – DONNERSTAG</text:p>
          </table:table-cell>
          <table:table-cell table:style-name="Table1.A2" office:value-type="string">
            <text:p text:style-name="P24"><text:span text:style-name="T11">CISCO:</text:span> Chatper 4 Examen durchlaufen (<text:span text:style-name="T20">80</text:span>%).</text:p>
            <text:p text:style-name="P24"><text:span text:style-name="T11">SONSTIGES:</text:span> Schüler über unsere Abteilung infomiert.</text:p>
            <text:p text:style-name="P24">An Präsentation gearbeitet.</text:p>
          </table:table-cell>
          <table:table-cell table:style-name="Table1.A2" office:value-type="string">
            <text:p text:style-name="P9">0<text:span text:style-name="T5">659 </text:span>– <text:span text:style-name="T18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2">28</text:span> – FREITAG</text:p>
          </table:table-cell>
          <table:table-cell table:style-name="Table1.A2" office:value-type="string">
            <text:p text:style-name="P25">CISCO: <text:span text:style-name="T22">Chapter 5 gelesen.</text:span></text:p>
            <text:p text:style-name="P25">SONSTIGES: <text:span text:style-name="T22">An HZB Projekt gearbeitet.</text:span></text:p>
            <text:p text:style-name="P27"><text:span text:style-name="T22">A</text:span><text:span text:style-name="T21">n Präsentation gearbeitet.</text:span></text:p>
          </table:table-cell>
          <table:table-cell table:style-name="Table1.A2" office:value-type="string">
            <text:p text:style-name="P9">0<text:span text:style-name="T19">700</text:span> – <text:span text:style-name="T23">1540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5d7456"/>
    </style:style>
    <style:style style:name="MT2" style:family="text">
      <style:text-properties officeooo:rsid="004cf78d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<text:span text:style-name="MT1">25</text:span> – 2016/01/<text:span text:style-name="MT2">29</text:span></text:p>
            </table:table-cell>
            <table:covered-table-cell/>
            <table:table-cell table:style-name="Table5.C2" office:value-type="string">
              <text:p text:style-name="MP3"><text:span text:style-name="MT3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9H56M21S</meta:editing-duration>
    <meta:editing-cycles>70</meta:editing-cycles>
    <meta:generator>LibreOffice/5.0.4.2$Linux_X86_64 LibreOffice_project/00m0$Build-2</meta:generator>
    <dc:title>Header Schule</dc:title>
    <dc:date>2016-01-29T15:00:29.980308880</dc:date>
    <meta:print-date>2016-01-25T08:40:47.507558524</meta:print-date>
    <meta:document-statistic meta:table-count="6" meta:image-count="0" meta:object-count="0" meta:page-count="2" meta:paragraph-count="44" meta:word-count="124" meta:character-count="966" meta:non-whitespace-character-count="876"/>
    <meta:template xlink:type="simple" xlink:actuate="onRequest" xlink:title="Header Schule" xlink:href="../../../../../.config/libreoffice/4/user/template/Header%20Schule.ott" meta:date="2015-10-18T17:09:17.317328296"/>
  </office:meta>
</office:document-meta>
</file>